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3d2a" officeooo:paragraph-rsid="00143d2a"/>
    </style:style>
    <style:style style:name="P2" style:family="paragraph" style:parent-style-name="Text_20_body">
      <style:text-properties officeooo:rsid="00143d2a" officeooo:paragraph-rsid="00143d2a"/>
    </style:style>
    <style:style style:name="P3" style:family="paragraph" style:parent-style-name="Standard">
      <style:text-properties officeooo:rsid="001b8a5e" officeooo:paragraph-rsid="001b8a5e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ercizio 1</text:p>
      <text:p text:style-name="P3"/>
      <text:p text:style-name="P3">SELECT `students`.`name`, `students`.`surname`, `degrees`.`name`</text:p>
      <text:p text:style-name="P3">FROM `degrees`</text:p>
      <text:p text:style-name="P3">INNER JOIN `students` ON `degrees`.`id` = `students`.`degree_id`</text:p>
      <text:p text:style-name="P3">WHERE `degrees`.`name` = 'Corso di Laurea in Economia'</text:p>
      <text:p text:style-name="P3"/>
      <text:p text:style-name="P3">Esercizio 2</text:p>
      <text:p text:style-name="P3"/>
      <text:p text:style-name="P3">SELECT `departments`.`name`, `degrees`.`name`, `degrees`.`level`</text:p>
      <text:p text:style-name="P3">FROM `departments`</text:p>
      <text:p text:style-name="P3">INNER JOIN `degrees` ON `departments`.`id` = `degrees`.`department_id`</text:p>
      <text:p text:style-name="P3">WHERE `degrees`.`level` = 'magistrale'</text:p>
      <text:p text:style-name="P3">AND `departments`.`name` = 'Dipartimento di Neuroscienze</text:p>
      <text:p text:style-name="P3"/>
      <text:p text:style-name="P3">Esercizio 3</text:p>
      <text:p text:style-name="P3"/>
      <text:p text:style-name="P3">SELECT `teachers`.`id`,`teachers`.`name`, `teachers`.`surname`,`courses`.`name`</text:p>
      <text:p text:style-name="P3">FROM `teachers`</text:p>
      <text:p text:style-name="P3">INNER JOIN `course_teacher` ON `teachers`.`id` = `course_teacher`.`teacher_id`</text:p>
      <text:p text:style-name="P3">INNER JOIN `courses` ON `course_teacher`.`course_id` = `courses`.`id`</text:p>
      <text:p text:style-name="P3">WHERE `teachers`.`id` = 44</text:p>
      <text:p text:style-name="P3"/>
      <text:p text:style-name="P3">Esercizio 4</text:p>
      <text:p text:style-name="P3"/>
      <text:p text:style-name="P3">SELECT `students`.`name`, `students`.`surname`, `departments`.`name`, `degrees`.`name`</text:p>
      <text:p text:style-name="P3">FROM `students`</text:p>
      <text:p text:style-name="P3">INNER JOIN `degrees` ON `students`.`degree_id` = `degrees`.`id`</text:p>
      <text:p text:style-name="P3">INNER JOIN `departments` ON `degrees`.`department_id` = `departments`.`id`</text:p>
      <text:p text:style-name="P3">ORDER BY `students`.`surname`</text:p>
      <text:p text:style-name="P3"/>
      <text:p text:style-name="P3">Esercizio 5</text:p>
      <text:p text:style-name="P3"/>
      <text:p text:style-name="P3">SELECT `degrees`.`name`, `courses`.`name`, `teachers`.`name`, `teachers`.`surname`</text:p>
      <text:p text:style-name="P3">FROM `degrees`</text:p>
      <text:p text:style-name="P3">INNER JOIN `courses` ON `degrees`.`id` = `courses`.`degree_id`</text:p>
      <text:p text:style-name="P3">INNER JOIN `course_teacher` ON `courses`.`id` = `course_teacher`.`course_id`</text:p>
      <text:p text:style-name="P3">INNER JOIN `teachers` ON `course_teacher`.`teacher_id` = `teachers`.`id`</text:p>
      <text:p text:style-name="P3"/>
      <text:p text:style-name="P3">Esercizio 6</text:p>
      <text:p text:style-name="P3"/>
      <text:p text:style-name="P3">SELECT `teachers`.`name`, `teachers`.`surname`, `departments`.`name`</text:p>
      <text:p text:style-name="P3">FROM `teachers`</text:p>
      <text:p text:style-name="P3">INNER JOIN `course_teacher` ON `teachers`.`id` = `course_teacher`.`teacher_id`</text:p>
      <text:p text:style-name="P3">INNER JOIN `courses` ON `course_teacher`.`course_id` = `courses`.`id`</text:p>
      <text:p text:style-name="P3">INNER JOIN `degrees` ON `courses`.`degree_id` = `degrees`.`id`</text:p>
      <text:p text:style-name="P3">INNER JOIN `departments` ON `degrees`.`department_id` = `departments`.`id`</text:p>
      <text:p text:style-name="P3">WHERE `departments`.`name` = 'Dipartimento di Matematica'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5:57:12.216000000</meta:creation-date>
    <dc:date>2024-04-24T16:52:39.339000000</dc:date>
    <meta:editing-duration>PT5H3M34S</meta:editing-duration>
    <meta:editing-cycles>10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37" meta:word-count="171" meta:character-count="1771" meta:non-whitespace-character-count="1637"/>
  </office:meta>
</office:document-meta>
</file>